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600000300BB0EE136FA0CFB6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subtitle">
      <style:graphic-properties draw:fill-color="#ffffff" draw:auto-grow-height="true" fo:min-height="12.056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draw:frame presentation:style-name="pr1" draw:text-style-name="P1" draw:layer="layout" svg:width="22.5cm" svg:height="12.056cm" svg:x="4.5cm" svg:y="0.6cm" presentation:class="subtitle">
          <draw:text-box>
            <text:p>Etapes du projet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Etapes du proj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vue 1</text:p>
              </text:list-item>
              <text:list-item>
                <text:p>Revue 2</text:p>
              </text:list-item>
              <text:list-item>
                <text:p>Revue 3</text:p>
              </text:list-item>
              <text:list-item>
                <text:p>Jury fin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Revue 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ntre le 29 janvier et le 1<text:span text:style-name="T1">er</text:span> février</text:p>
              </text:list-item>
              <text:list-item>
                <text:p>Répondre à la problématique : Quoi ?</text:p>
              </text:list-item>
              <text:list-item>
                <text:p>Diaporama individuel (15-20 minutes) et Dossier</text:p>
                <text:list>
                  <text:list-item>
                    <text:p>Présentation contexte (Entreprise, ...) et du besoin (le pourquoi de ce projet)</text:p>
                    <text:list>
                      <text:list-item>
                        <text:p>Synoptiques</text:p>
                      </text:list-item>
                      <text:list-item>
                        <text:p>Bilan entrées/sorties, données</text:p>
                      </text:list-item>
                    </text:list>
                  </text:list-item>
                  <text:list-item>
                    <text:p>Présentation des tâches </text:p>
                    <text:list>
                      <text:list-item>
                        <text:p>Diagramme de cas d'utilisation (situer chacun dans le projet)</text:p>
                      </text:list-item>
                      <text:list-item>
                        <text:p>Diagramme de séquence "métier" </text:p>
                      </text:list-item>
                    </text:list>
                  </text:list-item>
                  <text:list-item>
                    <text:p>Planification (Diagramme de Gant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frame presentation:style-name="pr3" draw:layer="layout" svg:width="25.199cm" svg:height="2.629cm" svg:x="1.401cm" svg:y="0.629cm" presentation:class="title" presentation:user-transformed="true">
          <draw:text-box>
            <text:p>Revue 2</text:p>
          </draw:text-box>
        </draw:frame>
        <draw:frame presentation:style-name="pr4" draw:layer="layout" svg:width="25.199cm" svg:height="9.134cm" svg:x="1.401cm" svg:y="3.686cm" presentation:class="outline" presentation:user-transformed="true">
          <draw:text-box>
            <text:list text:style-name="L3">
              <text:list-item>
                <text:p>Entre le 5 mars et le 8 mars</text:p>
              </text:list-item>
              <text:list-item>
                <text:p>Répondre à la problématique : Comment ? → Définition de l'architecture matérielle et logicielle</text:p>
              </text:list-item>
              <text:list-item>
                <text:p><text:span text:style-name="T2">Diaporama individuel </text:span><text:s/>(15-20 minutes) et Dossier</text:p>
                <text:list>
                  <text:list-item>
                    <text:p>Présentation des tâches </text:p>
                    <text:list>
                      <text:list-item>
                        <text:p>Diagramme de cas d'utilisation</text:p>
                      </text:list-item>
                      <text:list-item>
                        <text:p>Diagrammes de séquences</text:p>
                      </text:list-item>
                      <text:list-item>
                        <text:p>Diagrammes état-transition</text:p>
                      </text:list-item>
                      <text:list-item>
                        <text:p>Diagrammes de classes</text:p>
                      </text:list-item>
                    </text:list>
                  </text:list-item>
                  <text:list-item>
                    <text:p>Choix des technologies (justification argumentée)</text:p>
                    <text:list>
                      <text:list-item>
                        <text:p>Tables de base de données </text:p>
                      </text:list-item>
                      <text:list-item>
                        <text:p>Choix des capteurs</text:p>
                      </text:list-item>
                      <text:list-item>
                        <text:p>Présentation des outils (soft et/ou hard)</text:p>
                      </text:list-item>
                      <text:list-item>
                        <text:p>Schéma de câblage des cartes</text:p>
                      </text:list-item>
                    </text:list>
                  </text:list-item>
                  <text:list-item>
                    <text:p>IHMs non fonctionnelles (validées par le commanditai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Revue 3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ntre le 2 avril et le 5 avril</text:p>
              </text:list-item>
              <text:list-item>
                <text:p>Test unitaire (test complet d'un module dont vous avez la charge)</text:p>
                <text:list>
                  <text:list-item>
                    <text:p>Fiche avec procédure de test et compte rendu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Jury fin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ébut Juin</text:p>
              </text:list-item>
              <text:list-item>
                <text:p>Jury externe (1 prof de physique, 1 prof d'info)</text:p>
              </text:list-item>
              <text:list-item>
                <text:p>3 parties</text:p>
                <text:list>
                  <text:list-item>
                    <text:p>Présentation du projet et de votre travail sous forme de diaporama (20 minutes)</text:p>
                  </text:list-item>
                  <text:list-item>
                    <text:p>Mise en oeuvre de TOUTES les parties du projet et plus particulièrement de votre partie (20 minutes)</text:p>
                  </text:list-item>
                  <text:list-item>
                    <text:p>Questions/réponses avec le jury (20 minutes maxi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9" draw:layer="backgroundobjects" svg:width="6.523cm" svg:height="1.085cm" svg:x="4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11.075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2" draw:layer="backgroundobjects" svg:width="6.523cm" svg:height="1.085cm" svg:x="20.075cm" svg:y="14.347cm" presentation:class="page-number">
        <draw:text-box>
          <text:p text:style-name="MP10"><text:span text:style-name="MT2"><text:page-number>4</text:page-number></text:span><text:span text:style-name="MT2">/</text:span><text:span text:style-name="MT2"><text:page-count>6</text:page-count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0"><text:span text:style-name="MT3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1-14T10:57:34.358500107</meta:creation-date>
    <dc:date>2021-02-05T14:44:50.844063014</dc:date>
    <meta:editing-duration>PT28M3S</meta:editing-duration>
    <meta:editing-cycles>12</meta:editing-cycles>
    <meta:generator>LibreOffice/6.3.5.2$Linux_X86_64 LibreOffice_project/30$Build-2</meta:generator>
    <meta:document-statistic meta:object-count="56"/>
  </office:meta>
</office:document-meta>
</file>